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4fa33" officeooo:paragraph-rsid="002ad322"/>
    </style:style>
    <style:style style:name="P8" style:family="paragraph" style:parent-style-name="Text_20_body">
      <style:text-properties officeooo:rsid="0028298d" officeooo:paragraph-rsid="0028298d"/>
    </style:style>
    <style:style style:name="P9" style:family="paragraph" style:parent-style-name="Text_20_body">
      <style:text-properties officeooo:rsid="002957ff" officeooo:paragraph-rsid="002957ff"/>
    </style:style>
    <style:style style:name="P10" style:family="paragraph" style:parent-style-name="Text_20_body">
      <style:text-properties officeooo:rsid="002ad322" officeooo:paragraph-rsid="002ad322"/>
    </style:style>
    <style:style style:name="P11" style:family="paragraph" style:parent-style-name="Heading_20_2">
      <style:paragraph-properties fo:break-before="page"/>
      <style:text-properties officeooo:rsid="002dfff1" officeooo:paragraph-rsid="002dfff1"/>
    </style:style>
    <style:style style:name="P12" style:family="paragraph" style:parent-style-name="Heading_20_3">
      <style:text-properties officeooo:rsid="0028298d" officeooo:paragraph-rsid="0028298d"/>
    </style:style>
    <style:style style:name="P13" style:family="paragraph" style:parent-style-name="Heading_20_3">
      <style:paragraph-properties fo:break-before="page"/>
      <style:text-properties officeooo:rsid="002ad322" officeooo:paragraph-rsid="002ad322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2957ff" officeooo:paragraph-rsid="002ad322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2957ff" officeooo:paragraph-rsid="002d23f0"/>
    </style:style>
    <style:style style:name="P18" style:family="paragraph" style:parent-style-name="Text_20_body" style:list-style-name="L3">
      <style:text-properties officeooo:paragraph-rsid="002ad322"/>
    </style:style>
    <style:style style:name="P19" style:family="paragraph" style:parent-style-name="Text_20_body" style:list-style-name="L3">
      <style:paragraph-properties style:writing-mode="lr-tb"/>
      <style:text-properties officeooo:rsid="0024fa33" officeooo:paragraph-rsid="002ad322"/>
    </style:style>
    <style:style style:name="P20" style:family="paragraph" style:parent-style-name="Text_20_body" style:list-style-name="L3">
      <style:text-properties officeooo:rsid="0024fa33" officeooo:paragraph-rsid="002ad322"/>
    </style:style>
    <style:style style:name="P21" style:family="paragraph" style:parent-style-name="Text_20_body">
      <style:text-properties officeooo:rsid="0024fa33" officeooo:paragraph-rsid="002dfff1"/>
    </style:style>
    <style:style style:name="P22" style:family="paragraph" style:parent-style-name="Text_20_body">
      <style:text-properties officeooo:rsid="0028298d" officeooo:paragraph-rsid="0028298d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fa3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fa33" style:font-weight-asian="normal" style:font-weight-complex="normal"/>
    </style:style>
    <style:style style:name="T6" style:family="text">
      <style:text-properties officeooo:rsid="002957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dfff1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bcca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dfff1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fff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dfff1" style:font-style-asian="normal" style:font-weight-asian="bold" style:font-style-complex="normal" style:font-weight-complex="bold"/>
    </style:style>
    <style:style style:name="T24" style:family="text">
      <style:text-properties officeooo:rsid="002dff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Notarize</text:h>
      <text:p text:style-name="P21"><text:span text:style-name="T24">Notarize</text:span> CI job operates by <text:span text:style-name="T24">scanning through the </text:span><text:span text:style-name="T8">$PROJECT_PATH_ROOT/$PROJECT_PATH_BUILD/</text:span><text:span text:style-name="T24"> directory for compatible executables and perform the required cryptographic signing and recognition process based on the targeted OS.</text:span></text:p>
      <text:p text:style-name="P21"/>
      <text:h text:style-name="P12" text:outline-level="3">Operating Mechanism</text:h>
      <text:p text:style-name="P8">This CI Job executes in series. Parallel executions <text:span text:style-name="T6">are</text:span> available <text:span text:style-name="T24">but not recommended since some OS vendors has network throttling mechanism in-place.</text:span></text:p>
      <text:p text:style-name="P8"/>
      <text:h text:style-name="P12" text:outline-level="3">Customization</text:h>
      <text:p text:style-name="P9">Setup CI job offers CI job recipe customization for baseline (<text:span text:style-name="T7">$PROJECT_PATH_SOURCE</text:span>) source. AutomataCI shall source <text:span text:style-name="T24">its</text:span> <text:span text:style-name="T7">.ci/</text:span><text:span text:style-name="T8">notarize</text:span><text:span text:style-name="T7">_unix-any.sh</text:span> and <text:span text:style-name="T7">.ci/</text:span><text:span text:style-name="T8">notarize</text:span><text:span text:style-name="T7">_windows-any.ps1</text:span> job recipes.</text:p>
      <text:p text:style-name="P9">The execution sequences are as follows:</text:p>
      <text:list xml:id="list952347023" text:style-name="L1">
        <text:list-item>
          <text:p text:style-name="P15"><text:span text:style-name="T10">automataCI/ci.sh.ps1</text:span><text:span text:style-name="T16"> is being executed </text:span><text:span text:style-name="T17">by user.</text:span></text:p>
        </text:list-item>
        <text:list-item text:style-override="L2">
          <text:p text:style-name="P16"><text:span text:style-name="T10">automataCI/ci.sh.ps1</text:span><text:span text:style-name="T16"> kicks start </text:span><text:span text:style-name="T10">automataCI/ci.sh</text:span><text:span text:style-name="T9"> </text:span><text:span text:style-name="T16">or </text:span><text:span text:style-name="T10">automataCI/ci.ps1</text:span><text:span text:style-name="T21"> </text:span><text:span text:style-name="T17">(represented as “</text:span><text:span text:style-name="T10">automataCI/ci.</text:span><text:span text:style-name="T11">{</text:span><text:span text:style-name="T10">sh,ps1</text:span><text:span text:style-name="T11">}</text:span><text:span text:style-name="T17">”) </text:span><text:span text:style-name="T16">depending on host machine’s OS.</text:span></text:p>
        </text:list-item>
        <text:list-item text:style-override="L2">
          <text:p text:style-name="P17"><text:span text:style-name="T10">automataCI/ci.{sh,ps1}</text:span><text:span text:style-name="T16"> sources </text:span><text:span text:style-name="T20">(and implicitly execute)</text:span><text:span text:style-name="T16"> </text:span><text:span text:style-name="T10">n</text:span><text:span text:style-name="T15">otarize</text:span><text:span text:style-name="T10">_unix-</text:span><text:span text:style-name="T13">any.sh</text:span><text:span text:style-name="T19"> or </text:span><text:span text:style-name="T13">n</text:span><text:span text:style-name="T15">otarize</text:span><text:span text:style-name="T13">_</text:span><text:span text:style-name="T10">windows-any.ps1</text:span><text:span text:style-name="T16"> </text:span><text:span text:style-name="T17">(represented as “</text:span><text:span text:style-name="T10">n</text:span><text:span text:style-name="T15">otarize</text:span><text:span text:style-name="T10">_{unix,windows}-any.{sh,ps1}</text:span><text:span text:style-name="T17">”) </text:span><text:span text:style-name="T20">A</text:span><text:span text:style-name="T16">utomataCI execution.</text:span></text:p>
        </text:list-item>
        <text:list-item>
          <text:p text:style-name="P14"><text:span text:style-name="T15">notarize</text:span><text:span text:style-name="T12">_{unix,windows}-any.{sh,ps1}</text:span><text:span text:style-name="T18"> sources baseline customized CI job recipe's </text:span><text:span text:style-name="T12">$PROJE</text:span><text:span text:style-name="T13">CT_PATH_SOURCE</text:span><text:span text:style-name="T12">/.ci/</text:span><text:span text:style-name="T15">notarize</text:span><text:span text:style-name="T12">_unix-</text:span><text:span text:style-name="T11">any.sh</text:span><text:span text:style-name="T17"> or </text:span><text:span text:style-name="T12">$PROJECT_</text:span><text:span text:style-name="T13">PATH_SOURCE</text:span><text:span text:style-name="T12">/.ci/</text:span><text:span text:style-name="T15">notarize</text:span><text:span text:style-name="T12">_</text:span><text:span text:style-name="T13">windows</text:span><text:span text:style-name="T12">-</text:span><text:span text:style-name="T11">any.</text:span><text:span text:style-name="T13">ps1</text:span><text:span text:style-name="T20"> for notarize function.</text:span></text:p>
        </text:list-item>
      </text:list>
      <text:h text:style-name="P13" text:outline-level="3">Default <text:span text:style-name="T24">Operating System Supports</text:span></text:h>
      <text:p text:style-name="P10">To ensure AutomataCI can provide warranted operating performances, AutomataCI provides its default <text:span text:style-name="T24">notarization</text:span>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3M6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8:51:51.202961161</dc:date>
    <dc:creator>Kean Ho Chew</dc:creator>
    <meta:document-statistic meta:table-count="0" meta:image-count="0" meta:object-count="0" meta:page-count="2" meta:paragraph-count="18" meta:word-count="193" meta:character-count="1655" meta:non-whitespace-character-count="1488"/>
    <meta:template xlink:type="simple" xlink:actuate="onRequest" xlink:title="Official Book" xlink:href="../../templates/Book.ott" meta:date="2023-11-17T20:33:17.245827505"/>
  </office:meta>
</office:document-meta>
</file>